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d7ba7d" loext:opacity="100%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6a9955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586c0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d7ba7d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Informes.css */</text:p>
      <text:p text:style-name="P1">/*</text:p>
      <text:p text:style-name="P1">.contenedor-informes {</text:p>
      <text:p text:style-name="P2">  <text:span text:style-name="T1">width: 100%;</text:span></text:p>
      <text:p text:style-name="P2">  <text:span text:style-name="T1">max-width: 1400px;   /* más ancho para pantallas grandes </text:span></text:p>
      <text:p text:style-name="P2">  <text:span text:style-name="T1">margin: 0 auto;</text:span></text:p>
      <text:p text:style-name="P2">  <text:span text:style-name="T1">padding: 2rem;</text:span></text:p>
      <text:p text:style-name="P2">  <text:span text:style-name="T1">font-family: Arial, sans-serif;</text:span></text:p>
      <text:p text:style-name="P1">}</text:p>
      <text:p text:style-name="P3"/>
      <text:p text:style-name="P1">.contenedor-informes {</text:p>
      <text:p text:style-name="P2">  <text:span text:style-name="T1">width: 95%;              /* antes 100% </text:span></text:p>
      <text:p text:style-name="P2">  <text:span text:style-name="T1">max-width: 1600px;       agrando un poco </text:span></text:p>
      <text:p text:style-name="P2">  <text:span text:style-name="T1">margin: 0 auto;</text:span></text:p>
      <text:p text:style-name="P2">  <text:span text:style-name="T1">padding: 1.5rem;</text:span></text:p>
      <text:p text:style-name="P2">  <text:span text:style-name="T1">font-family: Arial, sans-serif;</text:span></text:p>
      <text:p text:style-name="P1">}</text:p>
      <text:p text:style-name="P1">*/</text:p>
      <text:p text:style-name="P1">/*</text:p>
      <text:p text:style-name="P1">.contenedor-informes {</text:p>
      <text:p text:style-name="P2">  <text:span text:style-name="T1">width: 100%;</text:span></text:p>
      <text:p text:style-name="P2">  <text:span text:style-name="T1">margin: 0;               /* sin margen lateral </text:span></text:p>
      <text:p text:style-name="P2">  <text:span text:style-name="T1">padding: 1rem 2rem;       menos padding lateral</text:span></text:p>
      <text:p text:style-name="P2">  <text:span text:style-name="T1">font-family: Arial, sans-serif;</text:span></text:p>
      <text:p text:style-name="P1">}</text:p>
      <text:p text:style-name="P1">*/</text:p>
      <text:p text:style-name="P4"><text:span text:style-name="T2">.contenedor-informes</text:span> {</text:p>
      <text:p text:style-name="P5">  <text:span text:style-name="T3">width</text:span><text:span text:style-name="T1">: </text:span><text:span text:style-name="T4">95%</text:span><text:span text:style-name="T1">;              </text:span><text:span text:style-name="T5">/* un poco menos que 100% para evitar pegarse a los bordes */</text:span></text:p>
      <text:p text:style-name="P5">  <text:span text:style-name="T3">max-width</text:span><text:span text:style-name="T1">: </text:span><text:span text:style-name="T4">1200px</text:span><text:span text:style-name="T1">;       </text:span><text:span text:style-name="T5">/* límite en pantallas grandes */</text:span></text:p>
      <text:p text:style-name="P5">  <text:span text:style-name="T3">margin</text:span><text:span text:style-name="T1">: </text:span><text:span text:style-name="T4">0</text:span><text:span text:style-name="T1"> </text:span><text:span text:style-name="T6">auto</text:span><text:span text:style-name="T1">;          </text:span><text:span text:style-name="T5">/* centra horizontalmente */</text:span></text:p>
      <text:p text:style-name="P5">  <text:span text:style-name="T3">padding</text:span><text:span text:style-name="T1">: </text:span><text:span text:style-name="T4">1rem</text:span><text:span text:style-name="T1">;</text:span></text:p>
      <text:p text:style-name="P5">  <text:span text:style-name="T3">font-family</text:span><text:span text:style-name="T1">: </text:span><text:span text:style-name="T6">Arial</text:span><text:span text:style-name="T1">, </text:span><text:span text:style-name="T6">sans-serif</text:span><text:span text:style-name="T1">;</text:span></text:p>
      <text:p text:style-name="P4">}</text:p>
      <text:p text:style-name="P3"/>
      <text:p text:style-name="P1">/*</text:p>
      <text:p text:style-name="P1">.contenedor-informes h2 {</text:p>
      <text:p text:style-name="P2">  <text:span text:style-name="T1">text-align: center;  </text:span></text:p>
      <text:p text:style-name="P2">  <text:span text:style-name="T1">margin-bottom: 2rem;</text:span></text:p>
      <text:p text:style-name="P2">  <text:span text:style-name="T1">font-size: 2rem;</text:span></text:p>
      <text:p text:style-name="P2">  <text:span text:style-name="T1">font-weight: bold;</text:span></text:p>
      <text:p text:style-name="P2">  <text:span text:style-name="T1">color: #2c2c2c;  </text:span></text:p>
      <text:p text:style-name="P1">}</text:p>
      <text:p text:style-name="P1">*/</text:p>
      <text:p text:style-name="P3"/>
      <text:p text:style-name="P4"><text:span text:style-name="T2">.contenedor-informes</text:span> <text:span text:style-name="T2">h2</text:span> {</text:p>
      <text:p text:style-name="P5">  <text:span text:style-name="T3">text-align</text:span><text:span text:style-name="T1">: </text:span><text:span text:style-name="T6">center</text:span><text:span text:style-name="T1">;  </text:span></text:p>
      <text:p text:style-name="P5">  <text:span text:style-name="T3">margin</text:span><text:span text:style-name="T1">: </text:span><text:span text:style-name="T4">2rem</text:span><text:span text:style-name="T1"> </text:span><text:span text:style-name="T4">0</text:span><text:span text:style-name="T1"> </text:span><text:span text:style-name="T4">2rem</text:span><text:span text:style-name="T1">;   </text:span><text:span text:style-name="T5">/* margen arriba y abajo consistente */</text:span></text:p>
      <text:p text:style-name="P5">  <text:span text:style-name="T3">font-size</text:span><text:span text:style-name="T1">: </text:span><text:span text:style-name="T4">2rem</text:span><text:span text:style-name="T1">;</text:span></text:p>
      <text:p text:style-name="P5">  <text:span text:style-name="T3">font-weight</text:span><text:span text:style-name="T1">: </text:span><text:span text:style-name="T6">bold</text:span><text:span text:style-name="T1">;</text:span></text:p>
      <text:p text:style-name="P5">  <text:span text:style-name="T3">color</text:span><text:span text:style-name="T1">: </text:span><text:span text:style-name="T6">#2c2c2c</text:span><text:span text:style-name="T1">;  </text:span></text:p>
      <text:p text:style-name="P4"><text:soft-page-break/>}</text:p>
      <text:p text:style-name="P6"/>
      <text:p text:style-name="P1">/* --- Filtros --- */</text:p>
      <text:p text:style-name="P1">/*</text:p>
      <text:p text:style-name="P1">.filtros-informe {</text:p>
      <text:p text:style-name="P2">  <text:span text:style-name="T1">display: flex;</text:span></text:p>
      <text:p text:style-name="P2">  <text:span text:style-name="T1">flex-wrap: wrap;</text:span></text:p>
      <text:p text:style-name="P2">  <text:span text:style-name="T1">gap: 1rem;</text:span></text:p>
      <text:p text:style-name="P2">  <text:span text:style-name="T1">margin-bottom: 2rem;</text:span></text:p>
      <text:p text:style-name="P2">  <text:span text:style-name="T1">justify-content: center;</text:span></text:p>
      <text:p text:style-name="P1">}</text:p>
      <text:p text:style-name="P1">*/</text:p>
      <text:p text:style-name="P3"/>
      <text:p text:style-name="P1">/* --- Filtros --- */</text:p>
      <text:p text:style-name="P3"/>
      <text:p text:style-name="P4"><text:span text:style-name="T2">.filtros</text:span> {</text:p>
      <text:p text:style-name="P5">  <text:span text:style-name="T3">display</text:span><text:span text:style-name="T1">: </text:span><text:span text:style-name="T6">flex</text:span><text:span text:style-name="T1">;</text:span></text:p>
      <text:p text:style-name="P5">  <text:span text:style-name="T3">gap</text:span><text:span text:style-name="T1">: </text:span><text:span text:style-name="T4">1rem</text:span><text:span text:style-name="T1">; </text:span><text:span text:style-name="T5">/* espacio entre los elementos */</text:span></text:p>
      <text:p text:style-name="P5">  <text:span text:style-name="T3">align-items</text:span><text:span text:style-name="T1">: </text:span><text:span text:style-name="T6">center</text:span><text:span text:style-name="T1">; </text:span><text:span text:style-name="T5">/* alineación vertical */</text:span></text:p>
      <text:p text:style-name="P5">  <text:span text:style-name="T3">flex-wrap</text:span><text:span text:style-name="T1">: </text:span><text:span text:style-name="T6">wrap</text:span><text:span text:style-name="T1">; </text:span><text:span text:style-name="T5">/* por si la pantalla es muy angosta */</text:span></text:p>
      <text:p text:style-name="P5">  <text:span text:style-name="T3">margin-bottom</text:span><text:span text:style-name="T1">: </text:span><text:span text:style-name="T4">1.5rem</text:span><text:span text:style-name="T1">;</text:span></text:p>
      <text:p text:style-name="P4">}</text:p>
      <text:p text:style-name="P6"/>
      <text:p text:style-name="P1">/*</text:p>
      <text:p text:style-name="P1">.filtros-informe {</text:p>
      <text:p text:style-name="P2">  <text:span text:style-name="T1">display: flex;</text:span></text:p>
      <text:p text:style-name="P2">  <text:span text:style-name="T1">flex-wrap: wrap;</text:span></text:p>
      <text:p text:style-name="P2">  <text:span text:style-name="T1">gap: 1rem;</text:span></text:p>
      <text:p text:style-name="P2">  <text:span text:style-name="T1">margin-bottom: 2rem;</text:span></text:p>
      <text:p text:style-name="P2">  <text:span text:style-name="T1">justify-content: center;</text:span></text:p>
      <text:p text:style-name="P2">  <text:span text:style-name="T1">align-items: flex-end;   Alinea todos los inputs en la misma base </text:span></text:p>
      <text:p text:style-name="P1">}</text:p>
      <text:p text:style-name="P3"/>
      <text:p text:style-name="P1">.filtros-informe {</text:p>
      <text:p text:style-name="P2">  <text:span text:style-name="T1">display: flex;</text:span></text:p>
      <text:p text:style-name="P2">  <text:span text:style-name="T1">align-items: center;       centra verticalmente </text:span></text:p>
      <text:p text:style-name="P2">  <text:span text:style-name="T1">gap: 10px;                 espacio entre cada control </text:span></text:p>
      <text:p text:style-name="P2">  <text:span text:style-name="T1">justify-content: center;   centra todo horizontalmente </text:span></text:p>
      <text:p text:style-name="P2">  <text:span text:style-name="T1">margin-bottom: 15px;</text:span></text:p>
      <text:p text:style-name="P1">}</text:p>
      <text:p text:style-name="P1">*/</text:p>
      <text:p text:style-name="P3"/>
      <text:p text:style-name="P4"><text:span text:style-name="T2">.filtros-informe</text:span> {</text:p>
      <text:p text:style-name="P5">  <text:span text:style-name="T3">display</text:span><text:span text:style-name="T1">: </text:span><text:span text:style-name="T6">flex</text:span><text:span text:style-name="T1">;</text:span></text:p>
      <text:p text:style-name="P5">  <text:span text:style-name="T3">flex-wrap</text:span><text:span text:style-name="T1">: </text:span><text:span text:style-name="T6">wrap</text:span><text:span text:style-name="T1">;</text:span></text:p>
      <text:p text:style-name="P5">  <text:span text:style-name="T3">gap</text:span><text:span text:style-name="T1">: </text:span><text:span text:style-name="T4">1rem</text:span><text:span text:style-name="T1">;</text:span></text:p>
      <text:p text:style-name="P5">  <text:span text:style-name="T5">/*margin-bottom: 2rem;*/</text:span></text:p>
      <text:p text:style-name="P5">  <text:span text:style-name="T3">margin</text:span><text:span text:style-name="T1">: </text:span><text:span text:style-name="T4">0</text:span><text:span text:style-name="T1"> </text:span><text:span text:style-name="T6">auto</text:span><text:span text:style-name="T1">;</text:span></text:p>
      <text:p text:style-name="P5">  <text:span text:style-name="T3">justify-content</text:span><text:span text:style-name="T1">: </text:span><text:span text:style-name="T6">center</text:span><text:span text:style-name="T1">;</text:span></text:p>
      <text:p text:style-name="P5"><text:soft-page-break/>  <text:span text:style-name="T5">/*align-items: center;   /* alinear verticalmente */</text:span></text:p>
      <text:p text:style-name="P5">  <text:span text:style-name="T3">max-width</text:span><text:span text:style-name="T1">: </text:span><text:span text:style-name="T4">1000px</text:span><text:span text:style-name="T1">;</text:span></text:p>
      <text:p text:style-name="P5">  <text:span text:style-name="T3">padding-top</text:span><text:span text:style-name="T1">: </text:span><text:span text:style-name="T4">0</text:span><text:span text:style-name="T1">;</text:span></text:p>
      <text:p text:style-name="P4">}</text:p>
      <text:p text:style-name="P6"/>
      <text:p text:style-name="P4"><text:span text:style-name="T2">.filtros</text:span> <text:span text:style-name="T2">label</text:span> {</text:p>
      <text:p text:style-name="P5">  <text:span text:style-name="T3">font-weight</text:span><text:span text:style-name="T1">: </text:span><text:span text:style-name="T4">600</text:span><text:span text:style-name="T1">;</text:span></text:p>
      <text:p text:style-name="P4">}</text:p>
      <text:p text:style-name="P6"/>
      <text:p text:style-name="P1">/*</text:p>
      <text:p text:style-name="P1">.filtros-informe label {</text:p>
      <text:p text:style-name="P2">  <text:span text:style-name="T1">display: flex;</text:span></text:p>
      <text:p text:style-name="P2">  <text:span text:style-name="T1">flex-direction: column;</text:span></text:p>
      <text:p text:style-name="P2">  <text:span text:style-name="T1">font-weight: bold;</text:span></text:p>
      <text:p text:style-name="P2">  <text:span text:style-name="T1">min-width: 180px;</text:span></text:p>
      <text:p text:style-name="P1">}</text:p>
      <text:p text:style-name="P1">*/</text:p>
      <text:p text:style-name="P3"/>
      <text:p text:style-name="P4"><text:span text:style-name="T2">.filtros-informe</text:span> <text:span text:style-name="T2">label</text:span> {</text:p>
      <text:p text:style-name="P5">  <text:span text:style-name="T3">display</text:span><text:span text:style-name="T1">: </text:span><text:span text:style-name="T6">flex</text:span><text:span text:style-name="T1">;</text:span></text:p>
      <text:p text:style-name="P5">  <text:span text:style-name="T3">flex-direction</text:span><text:span text:style-name="T1">: </text:span><text:span text:style-name="T6">row</text:span><text:span text:style-name="T1">;    </text:span><text:span text:style-name="T5">/* label e input en una sola línea */</text:span></text:p>
      <text:p text:style-name="P5">  <text:span text:style-name="T3">align-items</text:span><text:span text:style-name="T1">: </text:span><text:span text:style-name="T6">center</text:span><text:span text:style-name="T1">;    </text:span><text:span text:style-name="T5">/* centra verticalmente */</text:span></text:p>
      <text:p text:style-name="P5">  <text:span text:style-name="T3">font-weight</text:span><text:span text:style-name="T1">: </text:span><text:span text:style-name="T6">bold</text:span><text:span text:style-name="T1">;</text:span></text:p>
      <text:p text:style-name="P5">  <text:span text:style-name="T3">gap</text:span><text:span text:style-name="T1">: </text:span><text:span text:style-name="T4">0.5rem</text:span><text:span text:style-name="T1">;            </text:span><text:span text:style-name="T5">/* espacio entre texto y control */</text:span></text:p>
      <text:p text:style-name="P4">}</text:p>
      <text:p text:style-name="P3"/>
      <text:p text:style-name="P4"><text:span text:style-name="T2">.filtros-informe</text:span> <text:span text:style-name="T2">select</text:span>,</text:p>
      <text:p text:style-name="P4"><text:span text:style-name="T2">.filtros-informe</text:span> <text:span text:style-name="T2">input</text:span>[<text:span text:style-name="T7">type</text:span><text:span text:style-name="T8">=</text:span><text:span text:style-name="T9">"date"</text:span>],</text:p>
      <text:p text:style-name="P4"><text:span text:style-name="T2">.filtros-informe</text:span> <text:span text:style-name="T2">button</text:span> {</text:p>
      <text:p text:style-name="P5">  <text:span text:style-name="T3">padding</text:span><text:span text:style-name="T1">: </text:span><text:span text:style-name="T4">0.6rem</text:span><text:span text:style-name="T1">;</text:span></text:p>
      <text:p text:style-name="P5">  <text:span text:style-name="T3">font-size</text:span><text:span text:style-name="T1">: </text:span><text:span text:style-name="T4">1rem</text:span><text:span text:style-name="T1">;</text:span></text:p>
      <text:p text:style-name="P5">  <text:span text:style-name="T3">border</text:span><text:span text:style-name="T1">: </text:span><text:span text:style-name="T4">1px</text:span><text:span text:style-name="T1"> </text:span><text:span text:style-name="T6">solid</text:span><text:span text:style-name="T1"> </text:span><text:span text:style-name="T6">#ccc</text:span><text:span text:style-name="T1">;</text:span></text:p>
      <text:p text:style-name="P5">  <text:span text:style-name="T3">border-radius</text:span><text:span text:style-name="T1">: </text:span><text:span text:style-name="T4">6px</text:span><text:span text:style-name="T1">;</text:span></text:p>
      <text:p text:style-name="P5">  <text:span text:style-name="T3">height</text:span><text:span text:style-name="T1">: </text:span><text:span text:style-name="T4">36px</text:span><text:span text:style-name="T1">;  </text:span></text:p>
      <text:p text:style-name="P5">  <text:span text:style-name="T3">vertical-align</text:span><text:span text:style-name="T1">: </text:span><text:span text:style-name="T6">middle</text:span><text:span text:style-name="T1">;</text:span></text:p>
      <text:p text:style-name="P4">}</text:p>
      <text:p text:style-name="P3"/>
      <text:p text:style-name="P4"><text:span text:style-name="T2">.filtros-informe</text:span> <text:span text:style-name="T2">select</text:span> {</text:p>
      <text:p text:style-name="P5">  <text:span text:style-name="T3">height</text:span><text:span text:style-name="T1">: </text:span><text:span text:style-name="T4">47px</text:span><text:span text:style-name="T1">;       </text:span><text:span text:style-name="T5">/* igualamos la altura con los inputs de fecha */</text:span></text:p>
      <text:p text:style-name="P5">  <text:span text:style-name="T3">vertical-align</text:span><text:span text:style-name="T1">: </text:span><text:span text:style-name="T6">middle</text:span><text:span text:style-name="T1">;</text:span></text:p>
      <text:p text:style-name="P4">}</text:p>
      <text:p text:style-name="P3"/>
      <text:p text:style-name="P1">/*</text:p>
      <text:p text:style-name="P1">.filtros-informe select,</text:p>
      <text:p text:style-name="P1">.filtros-informe input {</text:p>
      <text:p text:style-name="P2">  <text:span text:style-name="T1">padding: 5px;</text:span></text:p>
      <text:p text:style-name="P2">  <text:span text:style-name="T1">border-radius: 5px;</text:span></text:p>
      <text:p text:style-name="P2">  <text:span text:style-name="T1">border: 1px solid #ccc;</text:span></text:p>
      <text:p text:style-name="P1">}</text:p>
      <text:p text:style-name="P1"><text:soft-page-break/>*/</text:p>
      <text:p text:style-name="P4"><text:span text:style-name="T2">.filtros-informe</text:span> <text:span text:style-name="T2">button</text:span> {</text:p>
      <text:p text:style-name="P5">  <text:span text:style-name="T3">background-color</text:span><text:span text:style-name="T1">: </text:span><text:span text:style-name="T6">#007bff</text:span><text:span text:style-name="T1">;</text:span></text:p>
      <text:p text:style-name="P5">  <text:span text:style-name="T3">color</text:span><text:span text:style-name="T1">: </text:span><text:span text:style-name="T6">white</text:span><text:span text:style-name="T1">;</text:span></text:p>
      <text:p text:style-name="P5">  <text:span text:style-name="T3">cursor</text:span><text:span text:style-name="T1">: </text:span><text:span text:style-name="T6">pointer</text:span><text:span text:style-name="T1">;</text:span></text:p>
      <text:p text:style-name="P5">  <text:span text:style-name="T3">transition</text:span><text:span text:style-name="T1">: background-color </text:span><text:span text:style-name="T4">0.3s</text:span><text:span text:style-name="T1"> </text:span><text:span text:style-name="T6">ease</text:span><text:span text:style-name="T1">;</text:span></text:p>
      <text:p text:style-name="P5">  <text:span text:style-name="T3">font-weight</text:span><text:span text:style-name="T1">: </text:span><text:span text:style-name="T6">bold</text:span><text:span text:style-name="T1">;</text:span></text:p>
      <text:p text:style-name="P4">}</text:p>
      <text:p text:style-name="P3"/>
      <text:p text:style-name="P4"><text:span text:style-name="T2">.filtros-informe</text:span> <text:span text:style-name="T2">button:hover</text:span> {</text:p>
      <text:p text:style-name="P5">  <text:span text:style-name="T3">background-color</text:span><text:span text:style-name="T1">: </text:span><text:span text:style-name="T6">#0056b3</text:span><text:span text:style-name="T1">;</text:span></text:p>
      <text:p text:style-name="P4">}</text:p>
      <text:p text:style-name="P1">/*</text:p>
      <text:p text:style-name="P1">.titulo-informes {</text:p>
      <text:p text:style-name="P2">  <text:span text:style-name="T1">text-align: center;</text:span></text:p>
      <text:p text:style-name="P2">  <text:span text:style-name="T1">margin-bottom: 2rem;</text:span></text:p>
      <text:p text:style-name="P2">  <text:span text:style-name="T1">font-size: 2rem;</text:span></text:p>
      <text:p text:style-name="P2">  <text:span text:style-name="T1">font-weight: bold;</text:span></text:p>
      <text:p text:style-name="P2">  <text:span text:style-name="T1">color: #2c2c2c;</text:span></text:p>
      <text:p text:style-name="P1">}</text:p>
      <text:p text:style-name="P1">*/</text:p>
      <text:p text:style-name="P1">/*</text:p>
      <text:p text:style-name="P1">.informes-titulo {</text:p>
      <text:p text:style-name="P2">  <text:span text:style-name="T1">margin-top: 0;       elimina diferencias de espacios arriba </text:span></text:p>
      <text:p text:style-name="P2">  <text:span text:style-name="T1">padding-top: 0;</text:span></text:p>
      <text:p text:style-name="P2">  <text:span text:style-name="T1">text-align: center;  si lo querés siempre centrado</text:span></text:p>
      <text:p text:style-name="P1">}</text:p>
      <text:p text:style-name="P1">*/</text:p>
      <text:p text:style-name="P3"/>
      <text:p text:style-name="P1">/* Forzar que el título siempre esté alineado igual */</text:p>
      <text:p text:style-name="P4"><text:span text:style-name="T2">.informes-titulo</text:span> {</text:p>
      <text:p text:style-name="P5">  <text:span text:style-name="T5">/*margin-top: 20px;   margen fijo arriba </text:span></text:p>
      <text:p text:style-name="P2">  <text:span text:style-name="T1">margin-bottom: 20px;*/</text:span></text:p>
      <text:p text:style-name="P5">  <text:span text:style-name="T3">text-align</text:span><text:span text:style-name="T1">: </text:span><text:span text:style-name="T6">center</text:span><text:span text:style-name="T1">;</text:span></text:p>
      <text:p text:style-name="P5">  <text:span text:style-name="T3">font-size</text:span><text:span text:style-name="T1">: </text:span><text:span text:style-name="T4">2rem</text:span><text:span text:style-name="T1">;</text:span></text:p>
      <text:p text:style-name="P5">  <text:span text:style-name="T3">font-weight</text:span><text:span text:style-name="T1">: </text:span><text:span text:style-name="T6">bold</text:span><text:span text:style-name="T1">;</text:span></text:p>
      <text:p text:style-name="P5">  <text:span text:style-name="T3">color</text:span><text:span text:style-name="T1">: </text:span><text:span text:style-name="T6">#2c2c2c</text:span><text:span text:style-name="T1">;</text:span></text:p>
      <text:p text:style-name="P5">  <text:span text:style-name="T3">margin</text:span><text:span text:style-name="T1">: </text:span><text:span text:style-name="T4">20px</text:span><text:span text:style-name="T1"> </text:span><text:span text:style-name="T4">0</text:span><text:span text:style-name="T1">;  </text:span></text:p>
      <text:p text:style-name="P4">}</text:p>
      <text:p text:style-name="P3"/>
      <text:p text:style-name="P1">/* Contenido debajo del título */</text:p>
      <text:p text:style-name="P4"><text:span text:style-name="T2">.contenido-informes</text:span> {</text:p>
      <text:p text:style-name="P5">  <text:span text:style-name="T3">margin-top</text:span><text:span text:style-name="T1">: </text:span><text:span text:style-name="T4">20px</text:span><text:span text:style-name="T1">;     </text:span><text:span text:style-name="T5">/* fija separación con el título */</text:span></text:p>
      <text:p text:style-name="P4">}</text:p>
      <text:p text:style-name="P3"/>
      <text:p text:style-name="P1">/*</text:p>
      <text:p text:style-name="P1">.informes-container h2 {</text:p>
      <text:p text:style-name="P2">  <text:span text:style-name="T1">margin-bottom: 2rem; /* espacio fijo debajo del título</text:span></text:p>
      <text:p text:style-name="P1">}</text:p>
      <text:p text:style-name="P1">*/</text:p>
      <text:p text:style-name="P3"/>
      <text:p text:style-name="P1"><text:soft-page-break/>/* --- Tabla de resultados --- */</text:p>
      <text:p text:style-name="P4"><text:span text:style-name="T2">.resultados-informe</text:span> <text:span text:style-name="T2">table</text:span> {</text:p>
      <text:p text:style-name="P5">  <text:span text:style-name="T3">width</text:span><text:span text:style-name="T1">: </text:span><text:span text:style-name="T4">100%</text:span><text:span text:style-name="T1">;</text:span></text:p>
      <text:p text:style-name="P5">  <text:span text:style-name="T3">border-collapse</text:span><text:span text:style-name="T1">: </text:span><text:span text:style-name="T6">collapse</text:span><text:span text:style-name="T1">;</text:span></text:p>
      <text:p text:style-name="P5">  <text:span text:style-name="T3">margin-top</text:span><text:span text:style-name="T1">: </text:span><text:span text:style-name="T4">1rem</text:span><text:span text:style-name="T1">;</text:span></text:p>
      <text:p text:style-name="P5">  <text:span text:style-name="T3">box-shadow</text:span><text:span text:style-name="T1">: </text:span><text:span text:style-name="T4">0</text:span><text:span text:style-name="T1"> </text:span><text:span text:style-name="T4">2px</text:span><text:span text:style-name="T1"> </text:span><text:span text:style-name="T4">6px</text:span><text:span text:style-name="T1"> </text:span><text:span text:style-name="T10">rgba</text:span><text:span text:style-name="T1">(</text:span><text:span text:style-name="T4">0</text:span><text:span text:style-name="T1">,</text:span><text:span text:style-name="T4">0</text:span><text:span text:style-name="T1">,</text:span><text:span text:style-name="T4">0</text:span><text:span text:style-name="T1">,</text:span><text:span text:style-name="T4">0.1</text:span><text:span text:style-name="T1">);</text:span></text:p>
      <text:p text:style-name="P5">  <text:span text:style-name="T3">border-radius</text:span><text:span text:style-name="T1">: </text:span><text:span text:style-name="T4">8px</text:span><text:span text:style-name="T1">;</text:span></text:p>
      <text:p text:style-name="P5">  <text:span text:style-name="T3">overflow</text:span><text:span text:style-name="T1">: </text:span><text:span text:style-name="T6">hidden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h</text:span>,</text:p>
      <text:p text:style-name="P4"><text:span text:style-name="T2">.resultados-informe</text:span> <text:span text:style-name="T2">td</text:span> {</text:p>
      <text:p text:style-name="P5">  <text:span text:style-name="T3">padding</text:span><text:span text:style-name="T1">: </text:span><text:span text:style-name="T4">0.85rem</text:span><text:span text:style-name="T1">;</text:span></text:p>
      <text:p text:style-name="P5">  <text:span text:style-name="T3">border</text:span><text:span text:style-name="T1">: </text:span><text:span text:style-name="T4">1px</text:span><text:span text:style-name="T1"> </text:span><text:span text:style-name="T6">solid</text:span><text:span text:style-name="T1"> </text:span><text:span text:style-name="T6">#e0e0e0</text:span><text:span text:style-name="T1">;</text:span></text:p>
      <text:p text:style-name="P5">  <text:span text:style-name="T3">text-align</text:span><text:span text:style-name="T1">: </text:span><text:span text:style-name="T6">left</text:span><text:span text:style-name="T1">;</text:span></text:p>
      <text:p text:style-name="P5">  <text:span text:style-name="T3">font-size</text:span><text:span text:style-name="T1">: </text:span><text:span text:style-name="T4">0.95rem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h</text:span> {</text:p>
      <text:p text:style-name="P5">  <text:span text:style-name="T3">background-color</text:span><text:span text:style-name="T1">: </text:span><text:span text:style-name="T6">#f8f9fa</text:span><text:span text:style-name="T1">;</text:span></text:p>
      <text:p text:style-name="P5">  <text:span text:style-name="T3">font-weight</text:span><text:span text:style-name="T1">: </text:span><text:span text:style-name="T6">bold</text:span><text:span text:style-name="T1">;</text:span></text:p>
      <text:p text:style-name="P5">  <text:span text:style-name="T3">text-transform</text:span><text:span text:style-name="T1">: </text:span><text:span text:style-name="T6">capitalize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r:nth-child</text:span>(even) {</text:p>
      <text:p text:style-name="P5">  <text:span text:style-name="T3">background-color</text:span><text:span text:style-name="T1">: </text:span><text:span text:style-name="T6">#fdfdfd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r:hover</text:span> {</text:p>
      <text:p text:style-name="P5">  <text:span text:style-name="T3">background-color</text:span><text:span text:style-name="T1">: </text:span><text:span text:style-name="T6">#f1f1f1</text:span><text:span text:style-name="T1">;</text:span></text:p>
      <text:p text:style-name="P4">}</text:p>
      <text:p text:style-name="P3"/>
      <text:p text:style-name="P1">/* --- Gráficos --- */</text:p>
      <text:p text:style-name="P4"><text:span text:style-name="T2">.resultados-informe</text:span> <text:span text:style-name="T2">.chart-container</text:span> {</text:p>
      <text:p text:style-name="P5">  <text:span text:style-name="T3">width</text:span><text:span text:style-name="T1">: </text:span><text:span text:style-name="T4">100%</text:span><text:span text:style-name="T1">;</text:span></text:p>
      <text:p text:style-name="P5">  <text:span text:style-name="T5">/*height: 400px;*/</text:span></text:p>
      <text:p text:style-name="P5">  <text:span text:style-name="T3">height</text:span><text:span text:style-name="T1">: </text:span><text:span text:style-name="T4">300px</text:span><text:span text:style-name="T1">;</text:span></text:p>
      <text:p text:style-name="P5">  <text:span text:style-name="T3">margin</text:span><text:span text:style-name="T1">: </text:span><text:span text:style-name="T4">2rem</text:span><text:span text:style-name="T1"> </text:span><text:span text:style-name="T4">0</text:span><text:span text:style-name="T1">;</text:span></text:p>
      <text:p text:style-name="P4">}</text:p>
      <text:p text:style-name="P3"/>
      <text:p text:style-name="P1">/*</text:p>
      <text:p text:style-name="P1">.resultados-informe {</text:p>
      <text:p text:style-name="P2">  <text:span text:style-name="T1">padding: 10px 20px; menos espacio arriba/abajo e izquierda/derecha</text:span></text:p>
      <text:p text:style-name="P2">  <text:span text:style-name="T1">max-width: 100%;</text:span></text:p>
      <text:p text:style-name="P1">}</text:p>
      <text:p text:style-name="P1">*/</text:p>
      <text:p text:style-name="P4"><text:span text:style-name="T2">.resultados-informe</text:span> {</text:p>
      <text:p text:style-name="P5">  <text:span text:style-name="T5">/*margin-top: 0;</text:span></text:p>
      <text:p text:style-name="P2">  <text:span text:style-name="T1">padding-top: 0;*/</text:span></text:p>
      <text:p text:style-name="P5">  <text:span text:style-name="T3">margin-top</text:span><text:span text:style-name="T1">: </text:span><text:span text:style-name="T4">20px</text:span><text:span text:style-name="T1">;     </text:span><text:span text:style-name="T5">/* siempre igual */</text:span></text:p>
      <text:p text:style-name="P5">  <text:span text:style-name="T3">min-height</text:span><text:span text:style-name="T1">: </text:span><text:span text:style-name="T4">200px</text:span><text:span text:style-name="T1">;    </text:span><text:span text:style-name="T5">/* asegura altura mínima, evita que salte */</text:span></text:p>
      <text:p text:style-name="P4"><text:soft-page-break/>}</text:p>
      <text:p text:style-name="P3"/>
      <text:p text:style-name="P4"><text:span text:style-name="T2">.resultados-informe</text:span> <text:span text:style-name="T2">table</text:span> {</text:p>
      <text:p text:style-name="P5">  <text:span text:style-name="T3">width</text:span><text:span text:style-name="T1">: </text:span><text:span text:style-name="T4">100%</text:span><text:span text:style-name="T1">;</text:span></text:p>
      <text:p text:style-name="P5">  <text:span text:style-name="T3">border-collapse</text:span><text:span text:style-name="T1">: </text:span><text:span text:style-name="T6">collapse</text:span><text:span text:style-name="T1">; </text:span><text:span text:style-name="T5">/* bordes compartidos */</text:span></text:p>
      <text:p text:style-name="P5">  <text:span text:style-name="T3">margin-top</text:span><text:span text:style-name="T1">: </text:span><text:span text:style-name="T4">20px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h</text:span> {</text:p>
      <text:p text:style-name="P5">  <text:span text:style-name="T3">background-color</text:span><text:span text:style-name="T1">: </text:span><text:span text:style-name="T6">#f0f0f0</text:span><text:span text:style-name="T1">; </text:span><text:span text:style-name="T5">/* color del encabezado */</text:span></text:p>
      <text:p text:style-name="P5">  <text:span text:style-name="T3">padding</text:span><text:span text:style-name="T1">: </text:span><text:span text:style-name="T4">10px</text:span><text:span text:style-name="T1">;</text:span></text:p>
      <text:p text:style-name="P5">  <text:span text:style-name="T3">text-align</text:span><text:span text:style-name="T1">: </text:span><text:span text:style-name="T6">left</text:span><text:span text:style-name="T1">;</text:span></text:p>
      <text:p text:style-name="P5">  <text:span text:style-name="T3">border</text:span><text:span text:style-name="T1">: </text:span><text:span text:style-name="T4">1px</text:span><text:span text:style-name="T1"> </text:span><text:span text:style-name="T6">solid</text:span><text:span text:style-name="T1"> </text:span><text:span text:style-name="T6">#ddd</text:span><text:span text:style-name="T1">;</text:span></text:p>
      <text:p text:style-name="P4">}</text:p>
      <text:p text:style-name="P3"/>
      <text:p text:style-name="P4"><text:span text:style-name="T2">.resultados-informe</text:span> <text:span text:style-name="T2">td</text:span> {</text:p>
      <text:p text:style-name="P5">  <text:span text:style-name="T3">padding</text:span><text:span text:style-name="T1">: </text:span><text:span text:style-name="T4">8px</text:span><text:span text:style-name="T1">;</text:span></text:p>
      <text:p text:style-name="P5">  <text:span text:style-name="T3">border</text:span><text:span text:style-name="T1">: </text:span><text:span text:style-name="T4">1px</text:span><text:span text:style-name="T1"> </text:span><text:span text:style-name="T6">solid</text:span><text:span text:style-name="T1"> </text:span><text:span text:style-name="T6">#ddd</text:span><text:span text:style-name="T1">;</text:span></text:p>
      <text:p text:style-name="P4">}</text:p>
      <text:p text:style-name="P6"/>
      <text:p text:style-name="P1">/* --- Responsivo --- */</text:p>
      <text:p text:style-name="P4"><text:span text:style-name="T11">@media</text:span> (<text:span text:style-name="T7">max-width</text:span>: <text:span text:style-name="T12">768px</text:span>) {</text:p>
      <text:p text:style-name="P5">  <text:span text:style-name="T13">.filtros-informe</text:span><text:span text:style-name="T1"> {</text:span></text:p>
      <text:p text:style-name="P5">    <text:span text:style-name="T3">flex-direction</text:span><text:span text:style-name="T1">: </text:span><text:span text:style-name="T6">column</text:span><text:span text:style-name="T1">;</text:span></text:p>
      <text:p text:style-name="P5">    <text:span text:style-name="T3">align-items</text:span><text:span text:style-name="T1">: </text:span><text:span text:style-name="T6">stretch</text:span><text:span text:style-name="T1">;</text:span></text:p>
      <text:p text:style-name="P5">  <text:span text:style-name="T1">}</text:span></text:p>
      <text:p text:style-name="P3"/>
      <text:p text:style-name="P5">  <text:span text:style-name="T13">.resultados-informe</text:span><text:span text:style-name="T1"> </text:span><text:span text:style-name="T13">table</text:span><text:span text:style-name="T1"> {</text:span></text:p>
      <text:p text:style-name="P5">    <text:span text:style-name="T3">font-size</text:span><text:span text:style-name="T1">: </text:span><text:span text:style-name="T4">0.85rem</text:span><text:span text:style-name="T1">;</text:span></text:p>
      <text:p text:style-name="P5">    <text:span text:style-name="T3">display</text:span><text:span text:style-name="T1">: </text:span><text:span text:style-name="T6">block</text:span><text:span text:style-name="T1">;</text:span></text:p>
      <text:p text:style-name="P5">    <text:span text:style-name="T3">overflow-x</text:span><text:span text:style-name="T1">: </text:span><text:span text:style-name="T6">auto</text:span><text:span text:style-name="T1">;</text:span></text:p>
      <text:p text:style-name="P5">    <text:span text:style-name="T3">white-space</text:span><text:span text:style-name="T1">: </text:span><text:span text:style-name="T6">nowrap</text:span><text:span text:style-name="T1">;</text:span></text:p>
      <text:p text:style-name="P5">  <text:span text:style-name="T1">}  </text:span></text:p>
      <text:p text:style-name="P4">}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5:12:20.091898200</meta:creation-date>
    <dc:date>2025-08-23T15:12:34.238006400</dc:date>
    <meta:editing-duration>PT14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253" meta:word-count="699" meta:character-count="5389" meta:non-whitespace-character-count="4471"/>
  </office:meta>
</office:document-meta>
</file>